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line-height="140%" fo:text-align="justify" style:justify-single-word="false" fo:orphans="2" fo:widows="2"/>
      <style:text-properties fo:font-variant="normal" fo:text-transform="none" fo:color="#000000" style:font-name="Arial" fo:font-size="9pt" fo:letter-spacing="normal" fo:font-style="normal" fo:font-weight="normal"/>
    </style:style>
    <style:style style:name="P3" style:family="paragraph" style:parent-style-name="Text_20_body">
      <style:paragraph-properties fo:margin-top="0cm" fo:margin-bottom="0cm" loext:contextual-spacing="false" fo:line-height="140%" fo:text-align="justify" style:justify-single-word="false" fo:orphans="2" fo:widows="2"/>
      <style:text-properties fo:font-variant="normal" fo:text-transform="none" fo:color="#000000" style:font-name="Arial" fo:font-size="9pt" fo:letter-spacing="normal" fo:font-style="italic" fo:font-weight="normal"/>
    </style:style>
    <style:style style:name="P4" style:family="paragraph" style:parent-style-name="Text_20_body">
      <style:paragraph-properties fo:margin-top="0cm" fo:margin-bottom="0cm" loext:contextual-spacing="false" fo:line-height="140%" fo:text-align="justify" style:justify-single-word="false" fo:orphans="2" fo:widows="2"/>
      <style:text-properties fo:font-variant="normal" fo:text-transform="none" fo:color="#000000" style:font-name="Arial" fo:font-size="9pt" fo:letter-spacing="normal" fo:font-style="normal" fo:font-weight="normal"/>
    </style:style>
    <style:style style:name="P5" style:family="paragraph" style:parent-style-name="Text_20_body">
      <style:paragraph-properties fo:margin-top="0cm" fo:margin-bottom="0cm" loext:contextual-spacing="false" fo:line-height="140%" fo:text-align="justify" style:justify-single-word="false" fo:orphans="2" fo:widows="2"/>
    </style:style>
    <style:style style:name="P6" style:family="paragraph" style:parent-style-name="Heading_20_3">
      <style:paragraph-properties fo:text-align="justify" style:justify-single-word="false"/>
      <style:text-properties fo:font-variant="normal" fo:text-transform="none" fo:color="#000000" style:font-name="Arial" fo:font-size="16pt" fo:letter-spacing="normal" fo:font-style="normal" fo:font-weight="normal"/>
    </style:style>
    <style:style style:name="T1" style:family="text">
      <style:text-properties fo:font-variant="normal" fo:text-transform="none" fo:color="#000000" style:font-name="Arial" fo:font-size="9pt" fo:letter-spacing="normal" fo:font-style="normal" fo:font-weight="normal"/>
    </style:style>
    <style:style style:name="T2" style:family="text">
      <style:text-properties fo:font-variant="normal" fo:text-transform="none" fo:color="#000000" style:font-name="Arial" fo:font-size="10pt" fo:letter-spacing="normal" fo:font-style="normal" fo:font-weight="normal"/>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section text:style-name="Sect1" text:name="texto">
        <text:h text:style-name="P6" text:outline-level="3">Das Escrituras eu aprendo que... por J. N. Darby</text:h>
        <text:p text:style-name="P1"/>
        <text:section text:style-name="Sect1" text:name="post-body-3111536023472104467">
          <text:p text:style-name="P2">O texto a seguir foi criado a partir de um pedido que me foi feito para que eu elaborasse uma confissão de fé. Respondi que não assinaria uma confissão que eu próprio tivesse escrito, uma vez que qualquer afirmação humana acerca da verdade seria tão inferior às Escrituras, mesmo que tivesse sido extraída dela, que eu não poderia fazê-lo, e fiquei ainda mais convencido disto ao fazer estas anotações.</text:p>
          <text:p text:style-name="P2"><text:line-break/><text:line-break/>Para começar, há pontos importantes que foram deixados de fora, e outros que seria melhor não terem sido incluídos. E mesmo supondo-se que tudo estivesse previsto ali, isto seria como fabricar uma árvore ao invés de cultivá-la. A Palavra fornece a verdade de forma viva. Ela é dada em conexão com Deus, em conexão com o homem, com a consciência, com a vida divina, e isto é algo completamente distinto. Para usar outro exemplo, a verdade apresentada assim não é como cultivar uma árvore, mas está mais para um feixe de gravetos.</text:p>
          <text:p text:style-name="P2"><text:line-break/>Todavia, eu pessoalmente não me oponho a dizer em que creio, a apresentar uma resposta quando indagado a respeito do assunto. O texto que se segue é apresentado com uma convicção mais profunda do que nunca da imperfeição das tentativas humanas de se organizar a Verdade, e quero acrescentar que há muito mais que eu deveria ensinar. Mas posso dizer simplesmente "creio nisto"; que é isto que aprendo das Escrituras.</text:p>
          <text:p text:style-name="P3">J. N. Darby</text:p>
          <text:p text:style-name="P4">* * * * *</text:p>
          <text:p text:style-name="P4"><text:line-break/>Das Escrituras aprendo que há um Deus vivo [1], que nos é completamente revelado em Cristo [2], e conhecido por intermédio dEle como Pai, Filho e Espírito Santo [3], na unidade da Divindade [4], porém revelados como tendo vontade [5] e ações [6] distintas, enviando e sendo enviados [7], vindo [8], distribuindo [9] etc., ou, como se costuma dizer entre os cristãos, três Pessoas em um só Deus, ou Trindade em Unidade. Deus é o Criador de todas as coisas, mas o ato de criar é atribuído pessoalmente ao Verbo e ao Filho, e à operação do Espírito de Deus [10].</text:p>
          <text:p text:style-name="P5"><text:span text:style-name="T1"><text:line-break/><text:line-break/></text:span><text:span text:style-name="T2">[1] </text:span><text:a xlink:type="simple" xlink:href="http://mysword.info/b?r=1Ti_2:5" text:style-name="Internet_20_link" text:visited-style-name="Visited_20_Internet_20_Link">1Tm 2:5</text:a><text:span text:style-name="T2">; </text:span><text:a xlink:type="simple" xlink:href="http://mysword.info/b?r=1Ti_4:10" text:style-name="Internet_20_link" text:visited-style-name="Visited_20_Internet_20_Link">4:10</text:a><text:span text:style-name="T2">; [2] </text:span><text:a xlink:type="simple" xlink:href="http://mysword.info/b?r=Joh_1:18" text:style-name="Internet_20_link" text:visited-style-name="Visited_20_Internet_20_Link">Jo 1:18</text:a><text:span text:style-name="T2">; [3] </text:span><text:a xlink:type="simple" xlink:href="http://mysword.info/b?r=Mat_3:16-17" text:style-name="Internet_20_link" text:visited-style-name="Visited_20_Internet_20_Link">Mt 3:16-17</text:a><text:span text:style-name="T2">; </text:span><text:a xlink:type="simple" xlink:href="http://mysword.info/b?r=Mat_18:19" text:style-name="Internet_20_link" text:visited-style-name="Visited_20_Internet_20_Link">28:19</text:a><text:span text:style-name="T2">; </text:span><text:a xlink:type="simple" xlink:href="http://mysword.info/b?r=Eph_2:18" text:style-name="Internet_20_link" text:visited-style-name="Visited_20_Internet_20_Link">Ef 2:18</text:a><text:span text:style-name="T2">; [4] </text:span><text:a xlink:type="simple" xlink:href="http://mysword.info/b?r=Joh_5:19" text:style-name="Internet_20_link" text:visited-style-name="Visited_20_Internet_20_Link">Jo 5:19</text:a><text:span text:style-name="T2">; </text:span><text:a xlink:type="simple" xlink:href="http://mysword.info/b?r=1Co_12:6" text:style-name="Internet_20_link" text:visited-style-name="Visited_20_Internet_20_Link">1 Co 12:6</text:a><text:span text:style-name="T2">; [5] </text:span><text:a xlink:type="simple" xlink:href="http://mysword.info/b?r=Joh_6:38-40" text:style-name="Internet_20_link" text:visited-style-name="Visited_20_Internet_20_Link">Jo 6:38-40</text:a><text:span text:style-name="T2">; </text:span><text:a xlink:type="simple" xlink:href="http://mysword.info/b?r=Joh_5:21" text:style-name="Internet_20_link" text:visited-style-name="Visited_20_Internet_20_Link">5:21</text:a><text:span text:style-name="T2">; </text:span><text:a xlink:type="simple" xlink:href="http://mysword.info/b?r=1Co_12:11" text:style-name="Internet_20_link" text:visited-style-name="Visited_20_Internet_20_Link">1 Co 12:11</text:a><text:span text:style-name="T2">; [6] </text:span><text:a xlink:type="simple" xlink:href="http://mysword.info/b?r=Joh_5:17" text:style-name="Internet_20_link" text:visited-style-name="Visited_20_Internet_20_Link">Jo 5:17</text:a><text:span text:style-name="T2">; </text:span><text:a xlink:type="simple" xlink:href="http://mysword.info/b?r=1Co_12:11" text:style-name="Internet_20_link" text:visited-style-name="Visited_20_Internet_20_Link">1 Co 12:11</text:a><text:span text:style-name="T2">; [7] </text:span><text:a xlink:type="simple" xlink:href="http://mysword.info/b?r=Joh_14:26" text:style-name="Internet_20_link" text:visited-style-name="Visited_20_Internet_20_Link">Jo 14:26</text:a><text:span text:style-name="T2">; </text:span><text:a xlink:type="simple" xlink:href="http://mysword.info/b?r=Joh_15:26" text:style-name="Internet_20_link" text:visited-style-name="Visited_20_Internet_20_Link">15:26</text:a><text:span text:style-name="T2">; </text:span><text:a xlink:type="simple" xlink:href="http://mysword.info/b?r=Joh_5:24,37" text:style-name="Internet_20_link" text:visited-style-name="Visited_20_Internet_20_Link">5:24,37</text:a><text:span text:style-name="T2">; </text:span><text:a xlink:type="simple" xlink:href="http://mysword.info/b?r=1Pe_1:12" text:style-name="Internet_20_link" text:visited-style-name="Visited_20_Internet_20_Link">1 Pe 1:12</text:a><text:span text:style-name="T2">; </text:span><text:a xlink:type="simple" xlink:href="http://mysword.info/b?r=1Jo_4:14" text:style-name="Internet_20_link" text:visited-style-name="Visited_20_Internet_20_Link">1 Jo 4:14</text:a><text:span text:style-name="T2">; [8] </text:span><text:a xlink:type="simple" xlink:href="http://mysword.info/b?r=Joh_15:26" text:style-name="Internet_20_link" text:visited-style-name="Visited_20_Internet_20_Link">Jo 15:26</text:a><text:span text:style-name="T2">; </text:span><text:a xlink:type="simple" xlink:href="http://mysword.info/b?r=Joh_16:7-8,13" text:style-name="Internet_20_link" text:visited-style-name="Visited_20_Internet_20_Link">16:7-8,13</text:a><text:span text:style-name="T2">; </text:span><text:a xlink:type="simple" xlink:href="http://mysword.info/b?r=1Co_12:11" text:style-name="Internet_20_link" text:visited-style-name="Visited_20_Internet_20_Link">1 Co 12:11</text:a><text:span text:style-name="T2">; </text:span><text:a xlink:type="simple" xlink:href="http://mysword.info/b?r=Gen_1:1-2" text:style-name="Internet_20_link" text:visited-style-name="Visited_20_Internet_20_Link">Gn 1:1-2</text:a><text:span text:style-name="T2">; </text:span><text:a xlink:type="simple" xlink:href="http://mysword.info/b?r=Job_26:13" text:style-name="Internet_20_link" text:visited-style-name="Visited_20_Internet_20_Link">Jó 26:13</text:a><text:span text:style-name="T2">; </text:span><text:a xlink:type="simple" xlink:href="http://mysword.info/b?r=Joh_1:1,3" text:style-name="Internet_20_link" text:visited-style-name="Visited_20_Internet_20_Link">Jo 1:1,3</text:a><text:span text:style-name="T2">; </text:span><text:a xlink:type="simple" xlink:href="http://mysword.info/b?r=col_1:16" text:style-name="Internet_20_link" text:visited-style-name="Visited_20_Internet_20_Link">Cl 1:16</text:a><text:span text:style-name="T2">; </text:span><text:a xlink:type="simple" xlink:href="http://mysword.info/b?r=Heb_1:2" text:style-name="Internet_20_link" text:visited-style-name="Visited_20_Internet_20_Link">Hb 1:2</text:a><text:span text:style-name="T2">.</text:span></text:p>
          <text:p text:style-name="P4"><text:line-break/><text:line-break/>Aprendo que o Verbo, que estava com Deus e era Deus, se fez carne e habitou entre nós [11], tendo o Pai enviado o Filho para ser o Salvador do mundo [12]; que Ele, como Cristo*, nasceu de uma mulher [13] pelo poder do Espírito Santo que cobriu a virgem Maria [14], um verdadeiro Homem [15], sem pecado [16], em Quem habita corporalmente toda a plenitude da Divindade [17], o qual é a descendência prometida de Davi segundo a carne [18], Filho do Homem [19] e Filho de Deus [20], declarado Filho de Deus em poder, segundo o Espírito de santificação pela ressurreição dentre os mortos [21], uma Pessoa bendita, Deus e Homem [22], o Homem Jesus Cristo [23], o Homem ungido [24], Jeová o Salvador [25].</text:p>
          <text:p text:style-name="P5"><text:span text:style-name="T1"><text:line-break/><text:line-break/></text:span><text:span text:style-name="T2">[11] </text:span><text:a xlink:type="simple" xlink:href="http://mysword.info/b?r=Joh_1:1-2,14" text:style-name="Internet_20_link" text:visited-style-name="Visited_20_Internet_20_Link">Jo 1:1-2,14</text:a><text:span text:style-name="T2">; [12] </text:span><text:a xlink:type="simple" xlink:href="http://mysword.info/b?r=Joh_4:14" text:style-name="Internet_20_link" text:visited-style-name="Visited_20_Internet_20_Link">Jo 4:14</text:a><text:span text:style-name="T2">; [13] </text:span><text:a xlink:type="simple" xlink:href="http://mysword.info/b?r=Gal_4:4" text:style-name="Internet_20_link" text:visited-style-name="Visited_20_Internet_20_Link">Gl 4:4</text:a><text:span text:style-name="T2">; [14] </text:span><text:a xlink:type="simple" xlink:href="http://mysword.info/b?r=Luk_1:35" text:style-name="Internet_20_link" text:visited-style-name="Visited_20_Internet_20_Link">Lc 1:35</text:a><text:span text:style-name="T2">; [15] </text:span><text:a xlink:type="simple" xlink:href="http://mysword.info/b?r=Php_2:7" text:style-name="Internet_20_link" text:visited-style-name="Visited_20_Internet_20_Link">Fp 2:7</text:a><text:span text:style-name="T2">; </text:span><text:a xlink:type="simple" xlink:href="http://mysword.info/b?r=Heb_2:14,17" text:style-name="Internet_20_link" text:visited-style-name="Visited_20_Internet_20_Link">Hb 2:14,17</text:a><text:span text:style-name="T2">; </text:span><text:a xlink:type="simple" xlink:href="http://mysword.info/b?r=1Jo_4:2" text:style-name="Internet_20_link" text:visited-style-name="Visited_20_Internet_20_Link">1 Jo 4:2</text:a><text:span text:style-name="T2">; 2 Jo 7; [16] </text:span><text:a xlink:type="simple" xlink:href="http://mysword.info/b?r=Luk_1:35" text:style-name="Internet_20_link" text:visited-style-name="Visited_20_Internet_20_Link">Lc 1:35</text:a><text:span text:style-name="T2">; </text:span><text:a xlink:type="simple" xlink:href="http://mysword.info/b?r=1Jo_3:5" text:style-name="Internet_20_link" text:visited-style-name="Visited_20_Internet_20_Link">1 Jo 3:5</text:a><text:span text:style-name="T2">; [17] </text:span><text:a xlink:type="simple" xlink:href="http://mysword.info/b?r=col_2:9" text:style-name="Internet_20_link" text:visited-style-name="Visited_20_Internet_20_Link">Cl 2:9</text:a><text:span text:style-name="T2">; [18] </text:span><text:a xlink:type="simple" xlink:href="http://mysword.info/b?r=Rom_1:3" text:style-name="Internet_20_link" text:visited-style-name="Visited_20_Internet_20_Link">Rm 1:3</text:a><text:span text:style-name="T2">; </text:span><text:a xlink:type="simple" xlink:href="http://mysword.info/b?r=Act_2:30" text:style-name="Internet_20_link" text:visited-style-name="Visited_20_Internet_20_Link">At 2:30</text:a><text:span text:style-name="T2">; </text:span><text:a xlink:type="simple" xlink:href="http://mysword.info/b?r=Act_13:23" text:style-name="Internet_20_link" text:visited-style-name="Visited_20_Internet_20_Link">13:23</text:a><text:span text:style-name="T2">; </text:span><text:a xlink:type="simple" xlink:href="http://mysword.info/b?r=2Ti_2:8" text:style-name="Internet_20_link" text:visited-style-name="Visited_20_Internet_20_Link">2Tm 2:8</text:a><text:span text:style-name="T2">; [19] </text:span><text:a xlink:type="simple" xlink:href="http://mysword.info/b?r=Mat_16:13" text:style-name="Internet_20_link" text:visited-style-name="Visited_20_Internet_20_Link">Mt 16:13</text:a><text:span text:style-name="T2">; [20] </text:span><text:a xlink:type="simple" xlink:href="http://mysword.info/b?r=Joh_1:18,34" text:style-name="Internet_20_link" text:visited-style-name="Visited_20_Internet_20_Link">Jo 1:18,34</text:a><text:span text:style-name="T2">; [21] </text:span><text:a xlink:type="simple" xlink:href="http://mysword.info/b?r=Rom_1:4" text:style-name="Internet_20_link" text:visited-style-name="Visited_20_Internet_20_Link">Rm 1:4</text:a><text:span text:style-name="T2">; [22] </text:span><text:a xlink:type="simple" xlink:href="http://mysword.info/b?r=Php_2:6-10" text:style-name="Internet_20_link" text:visited-style-name="Visited_20_Internet_20_Link">Fp 2:6-10</text:a><text:span text:style-name="T2">; </text:span><text:a xlink:type="simple" xlink:href="http://mysword.info/b?r=2Co_5:19-21" text:style-name="Internet_20_link" text:visited-style-name="Visited_20_Internet_20_Link">2 Co 5:19-21</text:a><text:span text:style-name="T2">; </text:span><text:a xlink:type="simple" xlink:href="http://mysword.info/b?r=Heb_1/-2" text:style-name="Internet_20_link" text:visited-style-name="Visited_20_Internet_20_Link">Hb 1-2</text:a><text:span text:style-name="T2">; </text:span><text:a xlink:type="simple" xlink:href="http://mysword.info/b?r=1Jo_2:23-29" text:style-name="Internet_20_link" text:visited-style-name="Visited_20_Internet_20_Link">1 Jo 2:23-3:3</text:a><text:span text:style-name="T2">; </text:span><text:a xlink:type="simple" xlink:href="http://mysword.info/b?r=1Jo_5:20" text:style-name="Internet_20_link" text:visited-style-name="Visited_20_Internet_20_Link">5:20</text:a><text:span text:style-name="T2">; </text:span><text:a xlink:type="simple" xlink:href="http://mysword.info/b?r=Rev_22:12-13" text:style-name="Internet_20_link" text:visited-style-name="Visited_20_Internet_20_Link">Ap 22:12-13</text:a><text:span text:style-name="T2">; </text:span><text:a xlink:type="simple" xlink:href="http://mysword.info/b?r=Joh_1:1,14" text:style-name="Internet_20_link" text:visited-style-name="Visited_20_Internet_20_Link">Jo 1:1,14</text:a><text:span text:style-name="T2">; </text:span><text:a xlink:type="simple" xlink:href="http://mysword.info/b?r=Joh_8:58" text:style-name="Internet_20_link" text:visited-style-name="Visited_20_Internet_20_Link">8:58</text:a><text:span text:style-name="T2">, etc.; [23] </text:span><text:a xlink:type="simple" xlink:href="http://mysword.info/b?r=1Ti_2:5" text:style-name="Internet_20_link" text:visited-style-name="Visited_20_Internet_20_Link">1Tm 2:5</text:a><text:span text:style-name="T2">; [24] </text:span><text:a xlink:type="simple" xlink:href="http://mysword.info/b?r=Act_10:38" text:style-name="Internet_20_link" text:visited-style-name="Visited_20_Internet_20_Link">At </text:a><text:soft-page-break/><text:a xlink:type="simple" xlink:href="http://mysword.info/b?r=Act_10:38" text:style-name="Internet_20_link" text:visited-style-name="Visited_20_Internet_20_Link">10:38</text:a><text:span text:style-name="T2">; [25] </text:span><text:a xlink:type="simple" xlink:href="http://mysword.info/b?r=Mat_1:21" text:style-name="Internet_20_link" text:visited-style-name="Visited_20_Internet_20_Link">Mt 1:21</text:a><text:span text:style-name="T2">. *A palavra "Cristo" ou "Messias" significa "ungido", e "Jesus" ou "Joshua" significa "Jeová" ou "Jah o Salvador".</text:span></text:p>
          <text:p text:style-name="P4"><text:line-break/><text:line-break/>Aprendo que Ele morreu por nossos pecados conforme as Escrituras [26], tendo Se manifestado uma vez na consumação dos séculos para aniquilar o pecado pelo sacrifício de Si mesmo [27]; que Ele levou nossos pecados em Seu próprio corpo no madeiro, sofrendo pelos pecados, o Justo pelo injusto, para nos levar a Deus [28], e que Ele é nossa justiça perante Deus [29].</text:p>
          <text:p text:style-name="P5"><text:span text:style-name="T1"><text:line-break/><text:line-break/></text:span><text:span text:style-name="T2">[26] </text:span><text:a xlink:type="simple" xlink:href="http://mysword.info/b?r=1Co_15:3" text:style-name="Internet_20_link" text:visited-style-name="Visited_20_Internet_20_Link">1 Co 15:3</text:a><text:span text:style-name="T2">; [27] </text:span><text:a xlink:type="simple" xlink:href="http://mysword.info/b?r=Heb_9:26" text:style-name="Internet_20_link" text:visited-style-name="Visited_20_Internet_20_Link">Hb 9:26</text:a><text:span text:style-name="T2">; [28] </text:span><text:a xlink:type="simple" xlink:href="http://mysword.info/b?r=1Pe_2:24" text:style-name="Internet_20_link" text:visited-style-name="Visited_20_Internet_20_Link">1 Pe 2:24</text:a><text:span text:style-name="T2">; </text:span><text:a xlink:type="simple" xlink:href="http://mysword.info/b?r=1Pe_3:18" text:style-name="Internet_20_link" text:visited-style-name="Visited_20_Internet_20_Link">3:18</text:a><text:span text:style-name="T2">; [29] </text:span><text:a xlink:type="simple" xlink:href="http://mysword.info/b?r=1Co_1:30" text:style-name="Internet_20_link" text:visited-style-name="Visited_20_Internet_20_Link">1 Co 1:30</text:a><text:span text:style-name="T2">; </text:span><text:a xlink:type="simple" xlink:href="http://mysword.info/b?r=Heb_9:24" text:style-name="Internet_20_link" text:visited-style-name="Visited_20_Internet_20_Link">Hb 9:24</text:a></text:p>
          <text:p text:style-name="P4"><text:line-break/><text:line-break/>Aprendo que Ele ressuscitou dentre os mortos [30], tendo sido ressuscitado por Deus, por Si mesmo, pela glória do Pai [31], e ascendeu às alturas [32], havendo feito por Si mesmo a purificação de nossos pecados, assentando-Se à destra de Deus [33].</text:p>
          <text:p text:style-name="P5"><text:span text:style-name="T1"><text:line-break/><text:line-break/></text:span><text:span text:style-name="T2">[30] </text:span><text:a xlink:type="simple" xlink:href="http://mysword.info/b?r=1Co_15:20" text:style-name="Internet_20_link" text:visited-style-name="Visited_20_Internet_20_Link">1 Co 15:20</text:a><text:span text:style-name="T2">; </text:span><text:a xlink:type="simple" xlink:href="http://mysword.info/b?r=Mat_28:6" text:style-name="Internet_20_link" text:visited-style-name="Visited_20_Internet_20_Link">Mt 28:6</text:a><text:span text:style-name="T2"> etc.; [31] </text:span><text:a xlink:type="simple" xlink:href="http://mysword.info/b?r=Act_3:15" text:style-name="Internet_20_link" text:visited-style-name="Visited_20_Internet_20_Link">At 3:15</text:a><text:span text:style-name="T2">; </text:span><text:a xlink:type="simple" xlink:href="http://mysword.info/b?r=Joh_2:19" text:style-name="Internet_20_link" text:visited-style-name="Visited_20_Internet_20_Link">Jo 2:19</text:a><text:span text:style-name="T2">; </text:span><text:a xlink:type="simple" xlink:href="http://mysword.info/b?r=Rom_6:4" text:style-name="Internet_20_link" text:visited-style-name="Visited_20_Internet_20_Link">Rm 6:4</text:a><text:span text:style-name="T2">; </text:span><text:a xlink:type="simple" xlink:href="http://mysword.info/b?r=Eph_1:20" text:style-name="Internet_20_link" text:visited-style-name="Visited_20_Internet_20_Link">Ef 1:20</text:a><text:span text:style-name="T2">; [32] </text:span><text:a xlink:type="simple" xlink:href="http://mysword.info/b?r=Mar_16:19" text:style-name="Internet_20_link" text:visited-style-name="Visited_20_Internet_20_Link">Mc 16:19</text:a><text:span text:style-name="T2">; </text:span><text:a xlink:type="simple" xlink:href="http://mysword.info/b?r=Luk_24:51" text:style-name="Internet_20_link" text:visited-style-name="Visited_20_Internet_20_Link">Lc 24:51</text:a><text:span text:style-name="T2">; </text:span><text:a xlink:type="simple" xlink:href="http://mysword.info/b?r=Eph_4:8-10" text:style-name="Internet_20_link" text:visited-style-name="Visited_20_Internet_20_Link">Ef 4:8-10</text:a><text:span text:style-name="T2"> etc.; [33] </text:span><text:a xlink:type="simple" xlink:href="http://mysword.info/b?r=Heb_1:3" text:style-name="Internet_20_link" text:visited-style-name="Visited_20_Internet_20_Link">Hb 1:3</text:a><text:span text:style-name="T2">; </text:span><text:a xlink:type="simple" xlink:href="http://mysword.info/b?r=Heb_10:12" text:style-name="Internet_20_link" text:visited-style-name="Visited_20_Internet_20_Link">10:12</text:a><text:span text:style-name="T2">; </text:span><text:a xlink:type="simple" xlink:href="http://mysword.info/b?r=Eph_1:20-21" text:style-name="Internet_20_link" text:visited-style-name="Visited_20_Internet_20_Link">Ef 1:20-21</text:a><text:span text:style-name="T2"> etc.</text:span></text:p>
          <text:p text:style-name="P4"><text:line-break/><text:line-break/>Aprendo que após a ascensão de Cristo o Espírito Santo foi enviado ao mundo para habitar em Seu povo, individual e coletivamente, de modo que de ambos os modos estes são o templo de Deus [34]. Somos selados [35] e ungidos com esse Espírito [36], havendo o amor de Deus sido derramado em nossos corações [37], somos guiados por Ele [38], e Ele é penhor (garantia) da nossa herança [39]; e clamamos Aba, Pai, sabendo que somos filhos [40].</text:p>
          <text:p text:style-name="P5"><text:span text:style-name="T1"><text:line-break/><text:line-break/></text:span><text:span text:style-name="T2">[34] </text:span><text:a xlink:type="simple" xlink:href="http://mysword.info/b?r=Joh_16:7" text:style-name="Internet_20_link" text:visited-style-name="Visited_20_Internet_20_Link">Jo 16:7</text:a><text:span text:style-name="T2">; </text:span><text:a xlink:type="simple" xlink:href="http://mysword.info/b?r=Joh_7:39" text:style-name="Internet_20_link" text:visited-style-name="Visited_20_Internet_20_Link">7:39</text:a><text:span text:style-name="T2">; </text:span><text:a xlink:type="simple" xlink:href="http://mysword.info/b?r=Rom_8:9" text:style-name="Internet_20_link" text:visited-style-name="Visited_20_Internet_20_Link">Rm 8:9</text:a><text:span text:style-name="T2">; o Pai envia, </text:span><text:a xlink:type="simple" xlink:href="http://mysword.info/b?r=Joh_14:26" text:style-name="Internet_20_link" text:visited-style-name="Visited_20_Internet_20_Link">Jo 14:26</text:a><text:span text:style-name="T2">; Cristo envia a partir do Pai, </text:span><text:a xlink:type="simple" xlink:href="http://mysword.info/b?r=Joh_14:16-17,26" text:style-name="Internet_20_link" text:visited-style-name="Visited_20_Internet_20_Link">Jo 14:16-17,26</text:a><text:span text:style-name="T2">; </text:span><text:a xlink:type="simple" xlink:href="http://mysword.info/b?r=Rom_8:11" text:style-name="Internet_20_link" text:visited-style-name="Visited_20_Internet_20_Link">Ro 8:11</text:a><text:span text:style-name="T2">; </text:span><text:a xlink:type="simple" xlink:href="http://mysword.info/b?r=1Co_6:19" text:style-name="Internet_20_link" text:visited-style-name="Visited_20_Internet_20_Link">1 Co 6:19</text:a><text:span text:style-name="T2">; </text:span><text:a xlink:type="simple" xlink:href="http://mysword.info/b?r=1Co_3:16" text:style-name="Internet_20_link" text:visited-style-name="Visited_20_Internet_20_Link">3:16</text:a><text:span text:style-name="T2">; </text:span><text:a xlink:type="simple" xlink:href="http://mysword.info/b?r=Eph_2:22" text:style-name="Internet_20_link" text:visited-style-name="Visited_20_Internet_20_Link">Ef 2:22</text:a><text:span text:style-name="T2">; </text:span><text:a xlink:type="simple" xlink:href="http://mysword.info/b?r=1Co_12:13" text:style-name="Internet_20_link" text:visited-style-name="Visited_20_Internet_20_Link">1 Co 12:13</text:a><text:span text:style-name="T2">; </text:span><text:a xlink:type="simple" xlink:href="http://mysword.info/b?r=Eph_5:30" text:style-name="Internet_20_link" text:visited-style-name="Visited_20_Internet_20_Link">Ef 5:30</text:a><text:span text:style-name="T2">; </text:span><text:a xlink:type="simple" xlink:href="http://mysword.info/b?r=Eph_1:23" text:style-name="Internet_20_link" text:visited-style-name="Visited_20_Internet_20_Link">1:23</text:a><text:span text:style-name="T2">; [35] </text:span><text:a xlink:type="simple" xlink:href="http://mysword.info/b?r=Eph_1:13" text:style-name="Internet_20_link" text:visited-style-name="Visited_20_Internet_20_Link">Ef 1:13</text:a><text:span text:style-name="T2">; </text:span><text:a xlink:type="simple" xlink:href="http://mysword.info/b?r=2Co_1:22" text:style-name="Internet_20_link" text:visited-style-name="Visited_20_Internet_20_Link">2 Co 1:22</text:a><text:span text:style-name="T2">; [36] </text:span><text:a xlink:type="simple" xlink:href="http://mysword.info/b?r=2Co_1:21" text:style-name="Internet_20_link" text:visited-style-name="Visited_20_Internet_20_Link">2 Co 1:21</text:a><text:span text:style-name="T2">; </text:span><text:a xlink:type="simple" xlink:href="http://mysword.info/b?r=1Jo_2:20,27" text:style-name="Internet_20_link" text:visited-style-name="Visited_20_Internet_20_Link">1 Jo 2:20,27</text:a><text:span text:style-name="T2">; [37] </text:span><text:a xlink:type="simple" xlink:href="http://mysword.info/b?r=Rom_5:5" text:style-name="Internet_20_link" text:visited-style-name="Visited_20_Internet_20_Link">Rm 5:5</text:a><text:span text:style-name="T2">; [38] </text:span><text:a xlink:type="simple" xlink:href="http://mysword.info/b?r=Rom_8:14" text:style-name="Internet_20_link" text:visited-style-name="Visited_20_Internet_20_Link">Rm 8:14</text:a><text:span text:style-name="T2"> [39] </text:span><text:a xlink:type="simple" xlink:href="http://mysword.info/b?r=Eph_1:14" text:style-name="Internet_20_link" text:visited-style-name="Visited_20_Internet_20_Link">Ef 1:14</text:a><text:span text:style-name="T2">; </text:span><text:a xlink:type="simple" xlink:href="http://mysword.info/b?r=2Co_1:22" text:style-name="Internet_20_link" text:visited-style-name="Visited_20_Internet_20_Link">2 Co 1:22</text:a><text:span text:style-name="T2">; </text:span><text:a xlink:type="simple" xlink:href="http://mysword.info/b?r=2Co_5:5" text:style-name="Internet_20_link" text:visited-style-name="Visited_20_Internet_20_Link">5:5</text:a><text:span text:style-name="T2">; [40] </text:span><text:a xlink:type="simple" xlink:href="http://mysword.info/b?r=Rom_8:15" text:style-name="Internet_20_link" text:visited-style-name="Visited_20_Internet_20_Link">Rm 8:15</text:a><text:span text:style-name="T2">; </text:span><text:a xlink:type="simple" xlink:href="http://mysword.info/b?r=Gal_4:6" text:style-name="Internet_20_link" text:visited-style-name="Visited_20_Internet_20_Link">Gl 4:6</text:a><text:span text:style-name="T2">.</text:span></text:p>
          <text:p text:style-name="P4"><text:line-break/><text:line-break/>Aprendo que Cristo voltará para nos receber para Si mesmo [41], ressuscitando aqueles que são Seus, ou transformando os que estiverem vivos - transformando seus corpos à semelhança do Seu corpo glorioso, conforme o poder pelo qual Ele é capaz de sujeitar todas as coisas a Si mesmo [42]; e que aqueles que morrem antes disso partem para estar com Ele [43].</text:p>
          <text:p text:style-name="P5"><text:span text:style-name="T1"><text:line-break/><text:line-break/></text:span><text:span text:style-name="T2">[41] </text:span><text:a xlink:type="simple" xlink:href="http://mysword.info/b?r=Joh_14:3" text:style-name="Internet_20_link" text:visited-style-name="Visited_20_Internet_20_Link">Jo 14:3</text:a><text:span text:style-name="T2">; [42] </text:span><text:a xlink:type="simple" xlink:href="http://mysword.info/b?r=1Th_4:16-17" text:style-name="Internet_20_link" text:visited-style-name="Visited_20_Internet_20_Link">1Ts 4:16-17</text:a><text:span text:style-name="T2">; </text:span><text:a xlink:type="simple" xlink:href="http://mysword.info/b?r=1Co_15:23,51-52" text:style-name="Internet_20_link" text:visited-style-name="Visited_20_Internet_20_Link">1 Co 15:23,51-52</text:a><text:span text:style-name="T2">; </text:span><text:a xlink:type="simple" xlink:href="http://mysword.info/b?r=Php_3:20-21" text:style-name="Internet_20_link" text:visited-style-name="Visited_20_Internet_20_Link">Fp 3:20-21</text:a><text:span text:style-name="T2">; [43] </text:span><text:a xlink:type="simple" xlink:href="http://mysword.info/b?r=2Co_5:8" text:style-name="Internet_20_link" text:visited-style-name="Visited_20_Internet_20_Link">2 co 5:8</text:a><text:span text:style-name="T2">; </text:span><text:a xlink:type="simple" xlink:href="http://mysword.info/b?r=Luk_23:43" text:style-name="Internet_20_link" text:visited-style-name="Visited_20_Internet_20_Link">Lc 23:43</text:a><text:span text:style-name="T2">; </text:span><text:a xlink:type="simple" xlink:href="http://mysword.info/b?r=Act_7:59" text:style-name="Internet_20_link" text:visited-style-name="Visited_20_Internet_20_Link">At 7:59</text:a><text:span text:style-name="T2">.</text:span><text:span text:style-name="T1"><text:line-break/><text:line-break/>Aprendo que Deus determinou um dia em que irá julgar este mundo habitável em justiça por meio dAquele que ordenou, do que deu certeza a todos os homens ressuscitando-O dentre os mortos [44], e que no final Ele irá assentar-Se no grande trono branco e julgar os mortos, pequenos e grandes [45].<text:line-break/><text:line-break/></text:span><text:span text:style-name="T2">[44] </text:span><text:a xlink:type="simple" xlink:href="http://mysword.info/b?r=Act_17:31" text:style-name="Internet_20_link" text:visited-style-name="Visited_20_Internet_20_Link">At 17:31</text:a><text:span text:style-name="T2">; [45] </text:span><text:a xlink:type="simple" xlink:href="http://mysword.info/b?r=Rev_20:11-12" text:style-name="Internet_20_link" text:visited-style-name="Visited_20_Internet_20_Link">Ap 20:11-12</text:a><text:span text:style-name="T2">.</text:span></text:p>
          <text:p text:style-name="P5"><text:span text:style-name="T1"><text:line-break/><text:line-break/>Aprendo que cada um de nós deverá dar contas de si para Deus [46] e receber conforme o que tiver feito no corpo, seja </text:span><text:soft-page-break/><text:span text:style-name="T1">o bem ou o mal [47], e assim como os justos herdarão a vida eterna (48], os ímpios serão punidos com a eterna destruição da presença do Senhor, sendo lançados no castigo eterno, no lago de fogo preparado para o diabo e seus anjos, e quem não for achado no livro da vida será lançado no lago de fogo [49].<text:line-break/><text:line-break/></text:span><text:span text:style-name="T2">[46] </text:span><text:a xlink:type="simple" xlink:href="http://mysword.info/b?r=Rom_14:12" text:style-name="Internet_20_link" text:visited-style-name="Visited_20_Internet_20_Link">Rm 14:12</text:a><text:span text:style-name="T2">; [47] </text:span><text:a xlink:type="simple" xlink:href="http://mysword.info/b?r=2Co_5:10" text:style-name="Internet_20_link" text:visited-style-name="Visited_20_Internet_20_Link">2 Co 5:10</text:a><text:span text:style-name="T2">; [48] </text:span><text:a xlink:type="simple" xlink:href="http://mysword.info/b?r=Rom_6:22-23" text:style-name="Internet_20_link" text:visited-style-name="Visited_20_Internet_20_Link">Rm 6:22-23</text:a><text:span text:style-name="T2">; </text:span><text:a xlink:type="simple" xlink:href="http://mysword.info/b?r=Mat_25:46" text:style-name="Internet_20_link" text:visited-style-name="Visited_20_Internet_20_Link">Mt 25:46</text:a><text:span text:style-name="T2">; [49] </text:span><text:a xlink:type="simple" xlink:href="http://mysword.info/b?r=2Th_1:7-9" text:style-name="Internet_20_link" text:visited-style-name="Visited_20_Internet_20_Link">2 Ts 1:7-9</text:a><text:span text:style-name="T2">; </text:span><text:a xlink:type="simple" xlink:href="http://mysword.info/b?r=Mat_25:46" text:style-name="Internet_20_link" text:visited-style-name="Visited_20_Internet_20_Link">Mt 25:46</text:a><text:span text:style-name="T2">; </text:span><text:a xlink:type="simple" xlink:href="http://mysword.info/b?r=Rev_20:15" text:style-name="Internet_20_link" text:visited-style-name="Visited_20_Internet_20_Link">Ap 20:15</text:a><text:span text:style-name="T2">.</text:span></text:p>
          <text:p text:style-name="P4"><text:line-break/><text:line-break/>Aprendo que este Ser bendito, o Senhor Jesus Cristo, morreu por todos, entregando-Se a Si mesmo como um resgate por todos, para servir de testemunho a seu tempo [50], que Ele fez propiciação por nossos pecados, e não apenas pelos nossos, mas pelos de todo o mundo.</text:p>
          <text:p text:style-name="P5"><text:span text:style-name="T1"><text:line-break/><text:line-break/></text:span><text:span text:style-name="T2">[50] </text:span><text:a xlink:type="simple" xlink:href="http://mysword.info/b?r=2Co_5:14" text:style-name="Internet_20_link" text:visited-style-name="Visited_20_Internet_20_Link">2 Co 5:14</text:a><text:span text:style-name="T2">; </text:span><text:a xlink:type="simple" xlink:href="http://mysword.info/b?r=1Ti_2:6" text:style-name="Internet_20_link" text:visited-style-name="Visited_20_Internet_20_Link">1Tm 2:6</text:a><text:span text:style-name="T2">; </text:span><text:a xlink:type="simple" xlink:href="http://mysword.info/b?r=1Jo_2:2" text:style-name="Internet_20_link" text:visited-style-name="Visited_20_Internet_20_Link">1 Jo 2:2</text:a><text:span text:style-name="T2">.</text:span></text:p>
          <text:p text:style-name="P4"><text:line-break/><text:line-break/>Aprendo que Cristo conquistou assim uma eterna redenção [51], e que pela única oferta de Si mesmo de uma vez para sempre purificou todos os pecados de todos os que nEle creem [52], e que pela fé nEle suas consciências são também purificadas [53], e que Deus não se lembra mais de seus pecados e iniquidades [54], e tendo sido chamados por Deus, recebem a promessa da herança eterna [55], sendo aperfeiçoados para sempre, de modo que temos intrepidez para entrar no santuário pelo Seu sangue, pelo novo e vivo caminho que Ele abriu para nós [56].</text:p>
          <text:p text:style-name="P5"><text:span text:style-name="T1"><text:line-break/><text:line-break/></text:span><text:span text:style-name="T2">[51] </text:span><text:a xlink:type="simple" xlink:href="http://mysword.info/b?r=Heb_9:12" text:style-name="Internet_20_link" text:visited-style-name="Visited_20_Internet_20_Link">Hb 9:12</text:a><text:span text:style-name="T2">; [52] </text:span><text:a xlink:type="simple" xlink:href="http://mysword.info/b?r=Heb_1:3" text:style-name="Internet_20_link" text:visited-style-name="Visited_20_Internet_20_Link">Hb 1:3</text:a><text:span text:style-name="T2">; </text:span><text:a xlink:type="simple" xlink:href="http://mysword.info/b?r=Heb_9:22" text:style-name="Internet_20_link" text:visited-style-name="Visited_20_Internet_20_Link">9:22</text:a><text:span text:style-name="T2">; </text:span><text:a xlink:type="simple" xlink:href="http://mysword.info/b?r=Heb_10:2" text:style-name="Internet_20_link" text:visited-style-name="Visited_20_Internet_20_Link">10:2</text:a><text:span text:style-name="T2">; [53] </text:span><text:a xlink:type="simple" xlink:href="http://mysword.info/b?r=Heb_9:14" text:style-name="Internet_20_link" text:visited-style-name="Visited_20_Internet_20_Link">Hb 9:14</text:a><text:span text:style-name="T2">; </text:span><text:a xlink:type="simple" xlink:href="http://mysword.info/b?r=Heb_10:2" text:style-name="Internet_20_link" text:visited-style-name="Visited_20_Internet_20_Link">10:2</text:a><text:span text:style-name="T2">; [54] </text:span><text:a xlink:type="simple" xlink:href="http://mysword.info/b?r=Heb_10:17" text:style-name="Internet_20_link" text:visited-style-name="Visited_20_Internet_20_Link">Hb 10:17</text:a><text:span text:style-name="T2">; [55] </text:span><text:a xlink:type="simple" xlink:href="http://mysword.info/b?r=Heb_9:15" text:style-name="Internet_20_link" text:visited-style-name="Visited_20_Internet_20_Link">Hb 9:15</text:a><text:span text:style-name="T2">; [56] </text:span><text:a xlink:type="simple" xlink:href="http://mysword.info/b?r=Heb_10:14,19-20" text:style-name="Internet_20_link" text:visited-style-name="Visited_20_Internet_20_Link">Hb 10:14,19-20</text:a><text:span text:style-name="T2">.</text:span></text:p>
          <text:p text:style-name="P4"><text:line-break/><text:line-break/>Aprendo que para entrar no reino de Deus devemos nascer da água e do Espírito, nascer de novo [57], por estarmos naturalmente mortos em pecados, e sendo por natureza filhos da ira [58]. Que aquilo que Deus usa para nos fazer nascer de novo é a Sua Palavra [59]. Portanto é pela fé que nos tornamos Seus filhos [60].</text:p>
          <text:p text:style-name="P5"><text:span text:style-name="T1"><text:line-break/><text:line-break/></text:span><text:span text:style-name="T2">[57] </text:span><text:a xlink:type="simple" xlink:href="http://mysword.info/b?r=Joh_3:3,5" text:style-name="Internet_20_link" text:visited-style-name="Visited_20_Internet_20_Link">Jo 3:3,5</text:a><text:span text:style-name="T2">; [58] </text:span><text:a xlink:type="simple" xlink:href="http://mysword.info/b?r=Eph_2:1,3" text:style-name="Internet_20_link" text:visited-style-name="Visited_20_Internet_20_Link">Ef 2:1,3</text:a><text:span text:style-name="T2">; </text:span><text:a xlink:type="simple" xlink:href="http://mysword.info/b?r=2Co_5:14" text:style-name="Internet_20_link" text:visited-style-name="Visited_20_Internet_20_Link">2 Co 5:14</text:a><text:span text:style-name="T2">; [59] </text:span><text:a xlink:type="simple" xlink:href="http://mysword.info/b?r=Jas_1:18" text:style-name="Internet_20_link" text:visited-style-name="Visited_20_Internet_20_Link">Tg 1:18</text:a><text:span text:style-name="T2">; </text:span><text:a xlink:type="simple" xlink:href="http://mysword.info/b?r=1Pe_1:23" text:style-name="Internet_20_link" text:visited-style-name="Visited_20_Internet_20_Link">1 Pe 1:23</text:a><text:span text:style-name="T2">; [60] </text:span><text:a xlink:type="simple" xlink:href="http://mysword.info/b?r=Gal_3:26" text:style-name="Internet_20_link" text:visited-style-name="Visited_20_Internet_20_Link">Gl 3:26</text:a><text:span text:style-name="T2">.</text:span></text:p>
          <text:p text:style-name="P5"><text:span text:style-name="T1"><text:line-break/><text:line-break/>Aprendo que Deus amou o mundo de tal maneira que deu o Seu Filho Unigênito, para que todo aquele que nEle crê tenha a vida eterna [61], mas que para isso Deus, sendo um Deus santo e justo, precisou que o Filho do Homem fosse levantado na cruz [62], onde Ele levou nossos pecados sobre Seu próprio corpo no madeiro [63] e foi feito pecado por nós, para que nós pudéssemos ser feitos justiça de Deus nEle [64].<text:line-break/><text:line-break/></text:span><text:span text:style-name="T2">[61] </text:span><text:a xlink:type="simple" xlink:href="http://mysword.info/b?r=Joh_3:16" text:style-name="Internet_20_link" text:visited-style-name="Visited_20_Internet_20_Link">Jo 3:16</text:a><text:span text:style-name="T2">; [62] </text:span><text:a xlink:type="simple" xlink:href="http://mysword.info/b?r=Joh_3:14-15" text:style-name="Internet_20_link" text:visited-style-name="Visited_20_Internet_20_Link">Jo 3:14-15</text:a><text:span text:style-name="T2">; [63] </text:span><text:a xlink:type="simple" xlink:href="http://mysword.info/b?r=1Pe_2:24" text:style-name="Internet_20_link" text:visited-style-name="Visited_20_Internet_20_Link">1 Pe 2:24</text:a><text:span text:style-name="T2">; [64] </text:span><text:a xlink:type="simple" xlink:href="http://mysword.info/b?r=2Co_5:21" text:style-name="Internet_20_link" text:visited-style-name="Visited_20_Internet_20_Link">2 Co 5:21</text:a><text:span text:style-name="T2">.</text:span></text:p>
          <text:p text:style-name="P4"><text:line-break/><text:line-break/>Aprendo que Ele amou a igreja e Se entregou por ela, para santificá-la e purificá-la pelo lavar de água pela Palavra, para poder apresentá-la a Si mesmo igreja gloriosa, sem mancha ou defeito de qualquer espécie [65].</text:p>
          <text:p text:style-name="P5"><text:span text:style-name="T1"><text:line-break/><text:line-break/></text:span><text:span text:style-name="T2">[65] </text:span><text:a xlink:type="simple" xlink:href="http://mysword.info/b?r=Eph_5:25-27" text:style-name="Internet_20_link" text:visited-style-name="Visited_20_Internet_20_Link">Ef 5:25-27</text:a><text:span text:style-name="T2">.</text:span></text:p>
          <text:p text:style-name="P4"><text:line-break/><text:line-break/><text:soft-page-break/>Aprendo que o Deus e Pai de nosso Senhor Jesus Cristo nos escolheu nEle antes da fundação do mundo, para que fossemos santos e sem ofensa diante dEle em amor [66].</text:p>
          <text:p text:style-name="P5"><text:span text:style-name="T1"><text:line-break/><text:line-break/></text:span><text:span text:style-name="T2">[66] </text:span><text:a xlink:type="simple" xlink:href="http://mysword.info/b?r=Eph_1:4" text:style-name="Internet_20_link" text:visited-style-name="Visited_20_Internet_20_Link">Ef 1:4</text:a><text:span text:style-name="T2">.</text:span></text:p>
          <text:p text:style-name="P5"><text:span text:style-name="T1"><text:line-break/><text:line-break/>Aprendo que aqueles que creem são selados com o Espírito Santo, que é o penhor da nossa herança até a redenção da Sua possessão [67]; que por intermédio dEle o amor de Deus é derramado em nossos corações [68], que não recebemos o espírito de escravidão para voltarmos a temer, mas o Espírito de adoção, pelo qual clamamos, Aba, Pai [69]; que aqueles que receberam esse Espírito não apenas clamam Aba, Pai, mas sabem que estão em Cristo e Cristo neles; que assim não apenas Cristo entra na presença de Deus por eles, mas eles se encontram nEle que está assentado à destra de Deus, aguardando até que todos os Seus inimigos sejam colocados como estrado de Seus pés [70]; que os que são dEle estão mortos para o pecado aos olhos de Deus, e que assim se consideram havendo se despido do velho homem, e tendo vestido o novo; vivos para Deus por intermédio de Jesus Cristo (Cristo é sua nova vida); crucificados para o mundo, e mortos para a lei (71].<text:line-break/><text:line-break/></text:span><text:span text:style-name="T2">[67] </text:span><text:a xlink:type="simple" xlink:href="http://mysword.info/b?r=Eph_1:13-14" text:style-name="Internet_20_link" text:visited-style-name="Visited_20_Internet_20_Link">Ef 1:13-14</text:a><text:span text:style-name="T2">; </text:span><text:a xlink:type="simple" xlink:href="http://mysword.info/b?r=2Co_1:22" text:style-name="Internet_20_link" text:visited-style-name="Visited_20_Internet_20_Link">2 Co 1:22</text:a><text:span text:style-name="T2">; [68] </text:span><text:a xlink:type="simple" xlink:href="http://mysword.info/b?r=Rom_5:5" text:style-name="Internet_20_link" text:visited-style-name="Visited_20_Internet_20_Link">Rm 5:5</text:a><text:span text:style-name="T2">; [69] </text:span><text:a xlink:type="simple" xlink:href="http://mysword.info/b?r=Rom_8:15" text:style-name="Internet_20_link" text:visited-style-name="Visited_20_Internet_20_Link">Rm 8:15</text:a><text:span text:style-name="T2">; </text:span><text:a xlink:type="simple" xlink:href="http://mysword.info/b?r=Gal_4:6" text:style-name="Internet_20_link" text:visited-style-name="Visited_20_Internet_20_Link">Gl 4:6</text:a><text:span text:style-name="T2">; </text:span><text:a xlink:type="simple" xlink:href="http://mysword.info/b?r=Joh_14:20" text:style-name="Internet_20_link" text:visited-style-name="Visited_20_Internet_20_Link">Jo 14:20</text:a><text:span text:style-name="T2">; [70] </text:span><text:a xlink:type="simple" xlink:href="http://mysword.info/b?r=Eph_2:6" text:style-name="Internet_20_link" text:visited-style-name="Visited_20_Internet_20_Link">Ef 2:6</text:a><text:span text:style-name="T2">; </text:span><text:a xlink:type="simple" xlink:href="http://mysword.info/b?r=Heb_9:24" text:style-name="Internet_20_link" text:visited-style-name="Visited_20_Internet_20_Link">Hb 9:24</text:a><text:span text:style-name="T2">; </text:span><text:a xlink:type="simple" xlink:href="http://mysword.info/b?r=Heb_10:12-13" text:style-name="Internet_20_link" text:visited-style-name="Visited_20_Internet_20_Link">10:12-13</text:a><text:span text:style-name="T2">; [71] </text:span><text:a xlink:type="simple" xlink:href="http://mysword.info/b?r=col_3:3-4,9-10" text:style-name="Internet_20_link" text:visited-style-name="Visited_20_Internet_20_Link">Cl 3:3-4,9-10</text:a><text:span text:style-name="T2">; </text:span><text:a xlink:type="simple" xlink:href="http://mysword.info/b?r=Rom_6:6,11" text:style-name="Internet_20_link" text:visited-style-name="Visited_20_Internet_20_Link">Rm 6:6,11</text:a><text:span text:style-name="T2">; </text:span><text:a xlink:type="simple" xlink:href="http://mysword.info/b?r=Gal_2:20" text:style-name="Internet_20_link" text:visited-style-name="Visited_20_Internet_20_Link">Gl 2:20</text:a><text:span text:style-name="T2">; </text:span><text:a xlink:type="simple" xlink:href="http://mysword.info/b?r=Gal_6:14" text:style-name="Internet_20_link" text:visited-style-name="Visited_20_Internet_20_Link">6:14</text:a><text:span text:style-name="T2">.</text:span></text:p>
          <text:p text:style-name="P4"><text:line-break/><text:line-break/>Aprendo assim que se eles estão em Cristo, Cristo está neles e eles são chamados a manifestarem a vida de Jesus em seus corpos de carne mortal [72] e a andar como Ele andou [73], tendo sido colocados por Deus no mundo como epístolas de Cristo [74], cuja graça é suficiente para eles, e cuja força é aperfeiçoada em suas próprias fraquezas [75].</text:p>
          <text:p text:style-name="P5"><text:span text:style-name="T1"><text:line-break/><text:line-break/></text:span><text:span text:style-name="T2">[72] </text:span><text:a xlink:type="simple" xlink:href="http://mysword.info/b?r=Joh_14:20" text:style-name="Internet_20_link" text:visited-style-name="Visited_20_Internet_20_Link">Jo 14:20</text:a><text:span text:style-name="T2">; </text:span><text:a xlink:type="simple" xlink:href="http://mysword.info/b?r=Rom_8:10" text:style-name="Internet_20_link" text:visited-style-name="Visited_20_Internet_20_Link">Rm 8:10</text:a><text:span text:style-name="T2">; </text:span><text:a xlink:type="simple" xlink:href="http://mysword.info/b?r=2Co_4:10" text:style-name="Internet_20_link" text:visited-style-name="Visited_20_Internet_20_Link">2 Co 4:10</text:a><text:span text:style-name="T2">; [73] </text:span><text:a xlink:type="simple" xlink:href="http://mysword.info/b?r=1Jo_2:6" text:style-name="Internet_20_link" text:visited-style-name="Visited_20_Internet_20_Link">1 Jo 2:6</text:a><text:span text:style-name="T2">; [74] </text:span><text:a xlink:type="simple" xlink:href="http://mysword.info/b?r=2Co_3:3" text:style-name="Internet_20_link" text:visited-style-name="Visited_20_Internet_20_Link">2 Co 3:3</text:a><text:span text:style-name="T2">; [75] </text:span><text:a xlink:type="simple" xlink:href="http://mysword.info/b?r=2Co_12:9" text:style-name="Internet_20_link" text:visited-style-name="Visited_20_Internet_20_Link">2 co 12:9</text:a><text:span text:style-name="T2">.</text:span></text:p>
          <text:p text:style-name="P4"><text:line-break/><text:line-break/>Aprendo que eles são convertidos para esperar o Filho de Deus vindo dos céus [76] e são ensinados a viverem assim, e que eles têm a promessa de que jamais perecerão, nem qualquer homem poderá arrebatá-los da mão de Cristo [77], mas que Deus irá confirmá-los até o fim, para que sejam sem ofensa no dia de nosso Senhor Jesus Cristo [78].</text:p>
          <text:p text:style-name="P5"><text:span text:style-name="T1"><text:line-break/><text:line-break/></text:span><text:span text:style-name="T2">[76] </text:span><text:a xlink:type="simple" xlink:href="http://mysword.info/b?r=1Th_1:10" text:style-name="Internet_20_link" text:visited-style-name="Visited_20_Internet_20_Link">1Ts 1:10</text:a><text:span text:style-name="T2">; </text:span><text:a xlink:type="simple" xlink:href="http://mysword.info/b?r=Tit_2:12-13" text:style-name="Internet_20_link" text:visited-style-name="Visited_20_Internet_20_Link">Tt 2:12-13</text:a><text:span text:style-name="T2">; </text:span><text:a xlink:type="simple" xlink:href="http://mysword.info/b?r=Luk_12:35-37" text:style-name="Internet_20_link" text:visited-style-name="Visited_20_Internet_20_Link">Lc 12:35-37</text:a><text:span text:style-name="T2">; [77] </text:span><text:a xlink:type="simple" xlink:href="http://mysword.info/b?r=Joh_10:28" text:style-name="Internet_20_link" text:visited-style-name="Visited_20_Internet_20_Link">Jo 10:28</text:a><text:span text:style-name="T2">; [78]; </text:span><text:a xlink:type="simple" xlink:href="http://mysword.info/b?r=1Co_1:7-9" text:style-name="Internet_20_link" text:visited-style-name="Visited_20_Internet_20_Link">1 Co 1:7-9</text:a><text:span text:style-name="T2">.</text:span></text:p>
          <text:p text:style-name="P4"><text:line-break/><text:line-break/>Aprendo que eles têm parte nesses privilégios pela fé em Cristo Jesus, em virtude do que lhes é imputada justiça [79]; que Cristo, que obedeceu até a morte e efetuou uma obra perfeita na cruz para eles [80] é agora a justiça deles, feito assim por Deus [81], e que somos feitos justiça de Deus em Cristo [82]; que assim como o Seu precioso sangue nos purifica de todo pecado, também somos pessoalmente aceitos no Amado [83], para que assim como pela desobediência de um só homem muitos foram feitos pecadores, também pela obediência de Um muitos serão feitos justos [84].</text:p>
          <text:p text:style-name="P5"><text:span text:style-name="T1"><text:line-break/><text:line-break/></text:span><text:span text:style-name="T2">[79] </text:span><text:a xlink:type="simple" xlink:href="http://mysword.info/b?r=Rom_5:1-2" text:style-name="Internet_20_link" text:visited-style-name="Visited_20_Internet_20_Link">Rm 5:1-2</text:a><text:span text:style-name="T2">; </text:span><text:a xlink:type="simple" xlink:href="http://mysword.info/b?r=Gal_3:24-26" text:style-name="Internet_20_link" text:visited-style-name="Visited_20_Internet_20_Link">Gl 3:24-26</text:a><text:span text:style-name="T2">; </text:span><text:a xlink:type="simple" xlink:href="http://mysword.info/b?r=Gal_3:11,14" text:style-name="Internet_20_link" text:visited-style-name="Visited_20_Internet_20_Link">3:11,14</text:a><text:span text:style-name="T2">; </text:span><text:a xlink:type="simple" xlink:href="http://mysword.info/b?r=Rom_4:16" text:style-name="Internet_20_link" text:visited-style-name="Visited_20_Internet_20_Link">Rm 4:16</text:a><text:span text:style-name="T2">; </text:span><text:a xlink:type="simple" xlink:href="http://mysword.info/b?r=Eph_2:8" text:style-name="Internet_20_link" text:visited-style-name="Visited_20_Internet_20_Link">Ef 2:8</text:a><text:span text:style-name="T2">; </text:span><text:a xlink:type="simple" xlink:href="http://mysword.info/b?r=2Co_5:7" text:style-name="Internet_20_link" text:visited-style-name="Visited_20_Internet_20_Link">2 Co 5:7</text:a><text:span text:style-name="T2">; </text:span><text:a xlink:type="simple" xlink:href="http://mysword.info/b?r=Gal_2:20" text:style-name="Internet_20_link" text:visited-style-name="Visited_20_Internet_20_Link">Gl 2:20</text:a><text:span text:style-name="T2">; </text:span><text:a xlink:type="simple" xlink:href="http://mysword.info/b?r=Heb_11:4" text:style-name="Internet_20_link" text:visited-style-name="Visited_20_Internet_20_Link">Hb 11:4</text:a><text:span text:style-name="T2">; </text:span><text:a xlink:type="simple" xlink:href="http://mysword.info/b?r=Act_13:39" text:style-name="Internet_20_link" text:visited-style-name="Visited_20_Internet_20_Link">At 13:39</text:a><text:span text:style-name="T2">; </text:span><text:a xlink:type="simple" xlink:href="http://mysword.info/b?r=Gal_3:6,9" text:style-name="Internet_20_link" text:visited-style-name="Visited_20_Internet_20_Link">Gl 3:6,9</text:a><text:span text:style-name="T2">; </text:span><text:a xlink:type="simple" xlink:href="http://mysword.info/b?r=Rom_4:24-25" text:style-name="Internet_20_link" text:visited-style-name="Visited_20_Internet_20_Link">Rm 4:24-25</text:a><text:span text:style-name="T2"> etc.; [80] </text:span><text:a xlink:type="simple" xlink:href="http://mysword.info/b?r=Php_2:8" text:style-name="Internet_20_link" text:visited-style-name="Visited_20_Internet_20_Link">Fp 2:8</text:a><text:span text:style-name="T2">; </text:span><text:a xlink:type="simple" xlink:href="http://mysword.info/b?r=Joh_17:4" text:style-name="Internet_20_link" text:visited-style-name="Visited_20_Internet_20_Link">Jo 17:4</text:a><text:span text:style-name="T2">; </text:span><text:a xlink:type="simple" xlink:href="http://mysword.info/b?r=Heb_7:27" text:style-name="Internet_20_link" text:visited-style-name="Visited_20_Internet_20_Link">Hb 7:27</text:a><text:span text:style-name="T2">; </text:span><text:a xlink:type="simple" xlink:href="http://mysword.info/b?r=Heb_9:25-28" text:style-name="Internet_20_link" text:visited-style-name="Visited_20_Internet_20_Link">9:25-28</text:a><text:span text:style-name="T2">; </text:span><text:a xlink:type="simple" xlink:href="http://mysword.info/b?r=Heb_10:12,18" text:style-name="Internet_20_link" text:visited-style-name="Visited_20_Internet_20_Link">10:12,18</text:a><text:span text:style-name="T2">; [81] </text:span><text:a xlink:type="simple" xlink:href="http://mysword.info/b?r=1Co_1:30" text:style-name="Internet_20_link" text:visited-style-name="Visited_20_Internet_20_Link">1 Co 1:30</text:a><text:span text:style-name="T2">; [82] </text:span><text:a xlink:type="simple" xlink:href="http://mysword.info/b?r=2Co_5:21" text:style-name="Internet_20_link" text:visited-style-name="Visited_20_Internet_20_Link">2 Co 5:21</text:a><text:span text:style-name="T2">; [83] </text:span><text:a xlink:type="simple" xlink:href="http://mysword.info/b?r=Eph_1:6" text:style-name="Internet_20_link" text:visited-style-name="Visited_20_Internet_20_Link">Ef 1:6</text:a><text:span text:style-name="T2">; [84] </text:span><text:a xlink:type="simple" xlink:href="http://mysword.info/b?r=Rom_5:19" text:style-name="Internet_20_link" text:visited-style-name="Visited_20_Internet_20_Link">Rm 5:19</text:a><text:span text:style-name="T2">.</text:span><text:span text:style-name="T1"><text:line-break/><text:line-break/>Aprendo que somos santificados -- ou separados para Deus -- por Deus Pai por intermédio da oferenda de Jesus Cristo </text:span><text:soft-page-break/><text:span text:style-name="T1">feita de uma vez para sempre, e pela operação e poder do Espírito Santo através da verdade, de modo que todos os cristãos são santos [85]; e que em nossa condição prática devemos buscar a santidade [86] e crescer à medida da estatura da plenitude de Cristo, sendo transformados à Sua imagem, ao qual seremos feitos perfeitamente conformes na glória [87].</text:span></text:p>
          <text:p text:style-name="P5"><text:span text:style-name="T1"><text:line-break/><text:line-break/></text:span><text:span text:style-name="T2">[85] </text:span><text:a xlink:type="simple" xlink:href="http://bibliaonline.com.br/acf/Jd:1/" text:style-name="Internet_20_link" text:visited-style-name="Visited_20_Internet_20_Link">Jd 1</text:a><text:span text:style-name="T2">; </text:span><text:a xlink:type="simple" xlink:href="http://mysword.info/b?r=Heb_10:10" text:style-name="Internet_20_link" text:visited-style-name="Visited_20_Internet_20_Link">Hb 10:10</text:a><text:span text:style-name="T2">; </text:span><text:a xlink:type="simple" xlink:href="http://mysword.info/b?r=2Th_2:13" text:style-name="Internet_20_link" text:visited-style-name="Visited_20_Internet_20_Link">2Ts 2:13</text:a><text:span text:style-name="T2">; </text:span><text:a xlink:type="simple" xlink:href="http://mysword.info/b?r=1Co_6:11" text:style-name="Internet_20_link" text:visited-style-name="Visited_20_Internet_20_Link">1 Co 6:11</text:a><text:span text:style-name="T2">; </text:span><text:a xlink:type="simple" xlink:href="http://mysword.info/b?r=Joh_17:17,19" text:style-name="Internet_20_link" text:visited-style-name="Visited_20_Internet_20_Link">Jo 17:17,19</text:a><text:span text:style-name="T2">; </text:span><text:a xlink:type="simple" xlink:href="http://mysword.info/b?r=1Pe_1:22" text:style-name="Internet_20_link" text:visited-style-name="Visited_20_Internet_20_Link">1 Pe 1:22</text:a><text:span text:style-name="T2">; </text:span><text:a xlink:type="simple" xlink:href="http://mysword.info/b?r=Rom_1:7" text:style-name="Internet_20_link" text:visited-style-name="Visited_20_Internet_20_Link">Rm 1:7</text:a><text:span text:style-name="T2">; </text:span><text:a xlink:type="simple" xlink:href="http://mysword.info/b?r=1Co_1:2" text:style-name="Internet_20_link" text:visited-style-name="Visited_20_Internet_20_Link">1 Co 1:2</text:a><text:span text:style-name="T2">; </text:span><text:a xlink:type="simple" xlink:href="http://mysword.info/b?r=Eph_1:1" text:style-name="Internet_20_link" text:visited-style-name="Visited_20_Internet_20_Link">Ef 1:1</text:a><text:span text:style-name="T2">; [86] </text:span><text:a xlink:type="simple" xlink:href="http://mysword.info/b?r=Heb_12:14" text:style-name="Internet_20_link" text:visited-style-name="Visited_20_Internet_20_Link">Hb 12:14</text:a><text:span text:style-name="T2">; </text:span><text:a xlink:type="simple" xlink:href="http://mysword.info/b?r=2Pe_3:14" text:style-name="Internet_20_link" text:visited-style-name="Visited_20_Internet_20_Link">2 Pe 3:14</text:a><text:span text:style-name="T2">; [87] </text:span><text:a xlink:type="simple" xlink:href="http://mysword.info/b?r=Eph_4:13,15" text:style-name="Internet_20_link" text:visited-style-name="Visited_20_Internet_20_Link">Ef 4:13,15</text:a><text:span text:style-name="T2">; </text:span><text:a xlink:type="simple" xlink:href="http://mysword.info/b?r=2Co_3:18" text:style-name="Internet_20_link" text:visited-style-name="Visited_20_Internet_20_Link">2 co 3:18</text:a><text:span text:style-name="T2">; </text:span><text:a xlink:type="simple" xlink:href="http://mysword.info/b?r=1Jo_3:2-3" text:style-name="Internet_20_link" text:visited-style-name="Visited_20_Internet_20_Link">1 Jo 3:2-3</text:a><text:span text:style-name="T2">; </text:span><text:a xlink:type="simple" xlink:href="http://mysword.info/b?r=Eph_4:1" text:style-name="Internet_20_link" text:visited-style-name="Visited_20_Internet_20_Link">Ef 4:1</text:a><text:span text:style-name="T2">; </text:span><text:a xlink:type="simple" xlink:href="http://mysword.info/b?r=col_1:10" text:style-name="Internet_20_link" text:visited-style-name="Visited_20_Internet_20_Link">Col. 1:10</text:a><text:span text:style-name="T2">; </text:span><text:a xlink:type="simple" xlink:href="http://mysword.info/b?r=1Th_2:12" text:style-name="Internet_20_link" text:visited-style-name="Visited_20_Internet_20_Link">1Ts 2:12</text:a><text:span text:style-name="T2">; </text:span><text:a xlink:type="simple" xlink:href="http://mysword.info/b?r=1Th_5:23" text:style-name="Internet_20_link" text:visited-style-name="Visited_20_Internet_20_Link">5:23</text:a><text:span text:style-name="T2">.</text:span></text:p>
          <text:p text:style-name="P4"><text:line-break/><text:line-break/>Aprendo que o Senhor deixou dois rituais ou ordenanças, ambas significando Sua morte; uma iniciatória, a outra para ser continuamente observada na igreja de Deus: o batismo e a ceia do Senhor [88].</text:p>
          <text:p text:style-name="P5"><text:span text:style-name="T1"><text:line-break/><text:line-break/></text:span><text:span text:style-name="T2">[88] </text:span><text:a xlink:type="simple" xlink:href="http://mysword.info/b?r=Mat_28:19" text:style-name="Internet_20_link" text:visited-style-name="Visited_20_Internet_20_Link">Mt 28:19</text:a><text:span text:style-name="T2">; </text:span><text:a xlink:type="simple" xlink:href="http://mysword.info/b?r=Mar_16:16" text:style-name="Internet_20_link" text:visited-style-name="Visited_20_Internet_20_Link">Mc 16:16</text:a><text:span text:style-name="T2">; </text:span><text:a xlink:type="simple" xlink:href="http://mysword.info/b?r=Act_2:38" text:style-name="Internet_20_link" text:visited-style-name="Visited_20_Internet_20_Link">At 2:38</text:a><text:span text:style-name="T2">; </text:span><text:a xlink:type="simple" xlink:href="http://mysword.info/b?r=Act_8:12,16,36" text:style-name="Internet_20_link" text:visited-style-name="Visited_20_Internet_20_Link">8:12,16,36</text:a><text:span text:style-name="T2">; </text:span><text:a xlink:type="simple" xlink:href="http://mysword.info/b?r=Act_9:18" text:style-name="Internet_20_link" text:visited-style-name="Visited_20_Internet_20_Link">9:18</text:a><text:span text:style-name="T2">; </text:span><text:a xlink:type="simple" xlink:href="http://mysword.info/b?r=Eph_4:5" text:style-name="Internet_20_link" text:visited-style-name="Visited_20_Internet_20_Link">Ef 4:5</text:a><text:span text:style-name="T2">; </text:span><text:a xlink:type="simple" xlink:href="http://mysword.info/b?r=1Co_1:17" text:style-name="Internet_20_link" text:visited-style-name="Visited_20_Internet_20_Link">1 Co 1:17</text:a><text:span text:style-name="T2">; </text:span><text:a xlink:type="simple" xlink:href="http://mysword.info/b?r=1Pe_3:21" text:style-name="Internet_20_link" text:visited-style-name="Visited_20_Internet_20_Link">1 Pe 3:21</text:a><text:span text:style-name="T2">; </text:span><text:a xlink:type="simple" xlink:href="http://mysword.info/b?r=Rom_6:3" text:style-name="Internet_20_link" text:visited-style-name="Visited_20_Internet_20_Link">Rm 6:3</text:a><text:span text:style-name="T2">; </text:span><text:a xlink:type="simple" xlink:href="http://mysword.info/b?r=col_2:12" text:style-name="Internet_20_link" text:visited-style-name="Visited_20_Internet_20_Link">Col. 2:12</text:a><text:span text:style-name="T2">; </text:span><text:a xlink:type="simple" xlink:href="http://mysword.info/b?r=Mat_26:26-28" text:style-name="Internet_20_link" text:visited-style-name="Visited_20_Internet_20_Link">Mt 26:26-28</text:a><text:span text:style-name="T2">; </text:span><text:a xlink:type="simple" xlink:href="http://mysword.info/b?r=Mar_14:22-23" text:style-name="Internet_20_link" text:visited-style-name="Visited_20_Internet_20_Link">Mc 14:22-23</text:a><text:span text:style-name="T2">; </text:span><text:a xlink:type="simple" xlink:href="http://mysword.info/b?r=Luk_22:19-20" text:style-name="Internet_20_link" text:visited-style-name="Visited_20_Internet_20_Link">Lc 22:19-20</text:a><text:span text:style-name="T2">; </text:span><text:a xlink:type="simple" xlink:href="http://mysword.info/b?r=1Co_11:23-26" text:style-name="Internet_20_link" text:visited-style-name="Visited_20_Internet_20_Link">1 Co 11:23-26</text:a><text:span text:style-name="T2">; </text:span><text:a xlink:type="simple" xlink:href="http://mysword.info/b?r=1Co_10:3-4" text:style-name="Internet_20_link" text:visited-style-name="Visited_20_Internet_20_Link">10:3-4</text:a><text:span text:style-name="T2">.</text:span></text:p>
          <text:p text:style-name="P4"><text:line-break/><text:line-break/>Aprendo que quando Cristo ascendeu às alturas Ele deu dons para os homens, para o aperfeiçoamento dos santos, para o trabalho do ministério, para a edificação do corpo de Cristo, e para que todo o corpo de Cristo, devidamente unido e ligado por toda e qualquer junta, cresça para a edificação de si mesmo em amor [89].</text:p>
          <text:p text:style-name="P5"><text:span text:style-name="T1"><text:line-break/><text:line-break/></text:span><text:span text:style-name="T2">[89] </text:span><text:a xlink:type="simple" xlink:href="http://mysword.info/b?r=Eph_4:6-13" text:style-name="Internet_20_link" text:visited-style-name="Visited_20_Internet_20_Link">Ef 4:6-13</text:a><text:span text:style-name="T2">; </text:span><text:a xlink:type="simple" xlink:href="http://mysword.info/b?r=Act_2:33" text:style-name="Internet_20_link" text:visited-style-name="Visited_20_Internet_20_Link">At 2:33</text:a><text:span text:style-name="T2">; </text:span><text:a xlink:type="simple" xlink:href="http://mysword.info/b?r=1Co_12:28" text:style-name="Internet_20_link" text:visited-style-name="Visited_20_Internet_20_Link">1 Co 12:28</text:a><text:span text:style-name="T2">; </text:span><text:a xlink:type="simple" xlink:href="http://mysword.info/b?r=Rom_12:6" text:style-name="Internet_20_link" text:visited-style-name="Visited_20_Internet_20_Link">Rm 12:6</text:a><text:span text:style-name="T2">; </text:span><text:a xlink:type="simple" xlink:href="http://mysword.info/b?r=1Pe_4:10-11" text:style-name="Internet_20_link" text:visited-style-name="Visited_20_Internet_20_Link">1 Pe 4:10-11</text:a><text:span text:style-name="T2">; </text:span><text:a xlink:type="simple" xlink:href="http://mysword.info/b?r=Mat_25:14" text:style-name="Internet_20_link" text:visited-style-name="Visited_20_Internet_20_Link">Mt 25:14</text:a><text:span text:style-name="T2">; </text:span><text:a xlink:type="simple" xlink:href="http://mysword.info/b?r=Luk_19:13" text:style-name="Internet_20_link" text:visited-style-name="Visited_20_Internet_20_Link">Lc 19:13</text:a><text:span text:style-name="T2">.</text:span></text:p>
          <text:p text:style-name="P4"><text:line-break/><text:line-break/>Aprendo que, assim como a graça e o soberano amor de Deus são a fonte e origem de toda bênção [90], também é pela contínua e diligente dependência dessa graça que podemos andar após Ele e para a Sua glória, o qual nos deixou exemplo para seguirmos os Seus passos [91].</text:p>
          <text:p text:style-name="P5"><text:span text:style-name="T1"><text:line-break/><text:line-break/></text:span><text:span text:style-name="T2">[90] </text:span><text:a xlink:type="simple" xlink:href="http://mysword.info/b?r=Joh_3:16,27" text:style-name="Internet_20_link" text:visited-style-name="Visited_20_Internet_20_Link">Jo 3:16,27</text:a><text:span text:style-name="T2">; </text:span><text:a xlink:type="simple" xlink:href="http://mysword.info/b?r=1Co_2:12" text:style-name="Internet_20_link" text:visited-style-name="Visited_20_Internet_20_Link">1 Co 2:12</text:a><text:span text:style-name="T2">; </text:span><text:a xlink:type="simple" xlink:href="http://mysword.info/b?r=1Co_4:7" text:style-name="Internet_20_link" text:visited-style-name="Visited_20_Internet_20_Link">4:7</text:a><text:span text:style-name="T2">; </text:span><text:a xlink:type="simple" xlink:href="http://mysword.info/b?r=Eph_2:7-10" text:style-name="Internet_20_link" text:visited-style-name="Visited_20_Internet_20_Link">Ef 2:7-10</text:a><text:span text:style-name="T2">; </text:span><text:a xlink:type="simple" xlink:href="http://mysword.info/b?r=Tit_2:11" text:style-name="Internet_20_link" text:visited-style-name="Visited_20_Internet_20_Link">Titus 2:11</text:a><text:span text:style-name="T2">; [91] </text:span><text:a xlink:type="simple" xlink:href="http://mysword.info/b?r=Joh_15:5" text:style-name="Internet_20_link" text:visited-style-name="Visited_20_Internet_20_Link">Jo 15:5</text:a><text:span text:style-name="T2">; </text:span><text:a xlink:type="simple" xlink:href="http://mysword.info/b?r=Php_2:12-13" text:style-name="Internet_20_link" text:visited-style-name="Visited_20_Internet_20_Link">Fp 2:12-13</text:a><text:span text:style-name="T2">; </text:span><text:a xlink:type="simple" xlink:href="http://mysword.info/b?r=1Th_5:17" text:style-name="Internet_20_link" text:visited-style-name="Visited_20_Internet_20_Link">1Ts 5:17</text:a><text:span text:style-name="T2">; </text:span><text:a xlink:type="simple" xlink:href="http://mysword.info/b?r=Rom_12:12" text:style-name="Internet_20_link" text:visited-style-name="Visited_20_Internet_20_Link">Rm 12:12</text:a><text:span text:style-name="T2">; </text:span><text:a xlink:type="simple" xlink:href="http://mysword.info/b?r=Luk_18:1" text:style-name="Internet_20_link" text:visited-style-name="Visited_20_Internet_20_Link">Lc 18:1</text:a><text:span text:style-name="T2">; </text:span><text:a xlink:type="simple" xlink:href="http://mysword.info/b?r=2Pe_1:5-10" text:style-name="Internet_20_link" text:visited-style-name="Visited_20_Internet_20_Link">2 Pe 1:5-10</text:a><text:span text:style-name="T2">, e muitos outros. </text:span><text:a xlink:type="simple" xlink:href="http://mysword.info/b?r=Joh_8:12" text:style-name="Internet_20_link" text:visited-style-name="Visited_20_Internet_20_Link">Jo 8:12</text:a><text:span text:style-name="T2">; </text:span><text:a xlink:type="simple" xlink:href="http://mysword.info/b?r=Joh_10:4" text:style-name="Internet_20_link" text:visited-style-name="Visited_20_Internet_20_Link">10:4</text:a><text:span text:style-name="T2">; </text:span><text:a xlink:type="simple" xlink:href="http://mysword.info/b?r=Joh_12:26" text:style-name="Internet_20_link" text:visited-style-name="Visited_20_Internet_20_Link">12:26</text:a><text:span text:style-name="T2">; </text:span><text:a xlink:type="simple" xlink:href="http://mysword.info/b?r=Joh_17:10" text:style-name="Internet_20_link" text:visited-style-name="Visited_20_Internet_20_Link">17:10</text:a><text:span text:style-name="T2">; </text:span><text:a xlink:type="simple" xlink:href="http://mysword.info/b?r=2Co_5:15" text:style-name="Internet_20_link" text:visited-style-name="Visited_20_Internet_20_Link">2 Co 5:15</text:a><text:span text:style-name="T2">; </text:span><text:a xlink:type="simple" xlink:href="http://mysword.info/b?r=1Co_6:19-20" text:style-name="Internet_20_link" text:visited-style-name="Visited_20_Internet_20_Link">1 Co 6:19-20</text:a><text:span text:style-name="T2">; </text:span><text:a xlink:type="simple" xlink:href="http://mysword.info/b?r=Rom_14:7-8" text:style-name="Internet_20_link" text:visited-style-name="Visited_20_Internet_20_Link">Rm 14:7-8</text:a><text:span text:style-name="T2">; </text:span><text:a xlink:type="simple" xlink:href="http://mysword.info/b?r=1Co_10:31" text:style-name="Internet_20_link" text:visited-style-name="Visited_20_Internet_20_Link">1 Co 10:31</text:a><text:span text:style-name="T2">; </text:span><text:a xlink:type="simple" xlink:href="http://mysword.info/b?r=col_3:17" text:style-name="Internet_20_link" text:visited-style-name="Visited_20_Internet_20_Link">Col. 3:17</text:a><text:span text:style-name="T2">; </text:span><text:a xlink:type="simple" xlink:href="http://mysword.info/b?r=1Jo_2:6" text:style-name="Internet_20_link" text:visited-style-name="Visited_20_Internet_20_Link">1 Jo 2:6</text:a><text:span text:style-name="T2">; </text:span><text:a xlink:type="simple" xlink:href="http://mysword.info/b?r=1Pe_2:2" text:style-name="Internet_20_link" text:visited-style-name="Visited_20_Internet_20_Link">1 Pe 2:2</text:a><text:span text:style-name="T2">.</text:span></text:p>
          <text:p text:style-name="P4"><text:line-break/><text:line-break/>Aprendo, pelo exemplo e autoridade do Senhor e de Seus apóstolos, que as Escrituras do Antigo e Novo Testamentos são inspiradas por Deus, e devem ser recebidas como a Palavra de Deus, estando nelas a autoridade divina, e que elas efetivamente operam naqueles que creem [92], e que o testemunho do Senhor é seguro, tornando o simples sábio, discernindo os propósitos e pensamentos do coração, sendo entendida, não pela sabedoria humana, mas pelo ensino de Deus, sendo espiritualmente discernida; elas são reveladas, comunicadas e discernidas pelo Espírito [93].</text:p>
          <text:p text:style-name="P5"><text:span text:style-name="T1"><text:line-break/><text:line-break/></text:span><text:span text:style-name="T2">[92] </text:span><text:a xlink:type="simple" xlink:href="http://mysword.info/b?r=Mat_4:4,7,10" text:style-name="Internet_20_link" text:visited-style-name="Visited_20_Internet_20_Link">Mt 4:4,7,10</text:a><text:span text:style-name="T2">; </text:span><text:a xlink:type="simple" xlink:href="http://mysword.info/b?r=Luk_24:25-27,44-46" text:style-name="Internet_20_link" text:visited-style-name="Visited_20_Internet_20_Link">Lc 24:25-27,44-46</text:a><text:span text:style-name="T2">; </text:span><text:a xlink:type="simple" xlink:href="http://mysword.info/b?r=Joh_5:39" text:style-name="Internet_20_link" text:visited-style-name="Visited_20_Internet_20_Link">Jo 5:39</text:a><text:span text:style-name="T2">; </text:span><text:a xlink:type="simple" xlink:href="http://mysword.info/b?r=Joh_10:35" text:style-name="Internet_20_link" text:visited-style-name="Visited_20_Internet_20_Link">10:35</text:a><text:span text:style-name="T2">; </text:span><text:a xlink:type="simple" xlink:href="http://mysword.info/b?r=Mat_5:17-18" text:style-name="Internet_20_link" text:visited-style-name="Visited_20_Internet_20_Link">Mt 5:17-18</text:a><text:span text:style-name="T2">; </text:span><text:a xlink:type="simple" xlink:href="http://mysword.info/b?r=Joh_20:9" text:style-name="Internet_20_link" text:visited-style-name="Visited_20_Internet_20_Link">Jo 20:9</text:a><text:span text:style-name="T2">; </text:span><text:a xlink:type="simple" xlink:href="http://mysword.info/b?r=Mat_1:23" text:style-name="Internet_20_link" text:visited-style-name="Visited_20_Internet_20_Link">Mt 1:23</text:a><text:span text:style-name="T2">, e muitas outras passagens. </text:span><text:a xlink:type="simple" xlink:href="http://mysword.info/b?r=Mat_26:54" text:style-name="Internet_20_link" text:visited-style-name="Visited_20_Internet_20_Link">Mt 26:54</text:a><text:span text:style-name="T2">; </text:span><text:a xlink:type="simple" xlink:href="http://mysword.info/b?r=2Pe_1:20-21" text:style-name="Internet_20_link" text:visited-style-name="Visited_20_Internet_20_Link">2 Pe 1:20-21</text:a><text:span text:style-name="T2">; </text:span><text:a xlink:type="simple" xlink:href="http://mysword.info/b?r=Gal_3:8" text:style-name="Internet_20_link" text:visited-style-name="Visited_20_Internet_20_Link">Gl 3:8</text:a><text:span text:style-name="T2">; </text:span><text:a xlink:type="simple" xlink:href="http://mysword.info/b?r=2Ti_3:14-17" text:style-name="Internet_20_link" text:visited-style-name="Visited_20_Internet_20_Link">2Tm 3:14-17</text:a><text:span text:style-name="T2">; </text:span><text:a xlink:type="simple" xlink:href="http://mysword.info/b?r=1Th_2:13" text:style-name="Internet_20_link" text:visited-style-name="Visited_20_Internet_20_Link">1Ts 2:13</text:a><text:span text:style-name="T2">; </text:span><text:a xlink:type="simple" xlink:href="http://mysword.info/b?r=1Co_15:2-3" text:style-name="Internet_20_link" text:visited-style-name="Visited_20_Internet_20_Link">1 Co 15:2-3</text:a><text:span text:style-name="T2">; </text:span><text:a xlink:type="simple" xlink:href="http://mysword.info/b?r=1Co_2:13" text:style-name="Internet_20_link" text:visited-style-name="Visited_20_Internet_20_Link">2:13</text:a><text:span text:style-name="T2">; </text:span><text:a xlink:type="simple" xlink:href="http://mysword.info/b?r=1Co_14:36-37" text:style-name="Internet_20_link" text:visited-style-name="Visited_20_Internet_20_Link">14:36-37</text:a><text:span text:style-name="T2">; </text:span><text:a xlink:type="simple" xlink:href="http://mysword.info/b?r=Rom_16:26" text:style-name="Internet_20_link" text:visited-style-name="Visited_20_Internet_20_Link">Rm 16:26</text:a><text:span text:style-name="T2">, onde a tradução correta é "escrituras proféticas" e não "escrituras dos profetas", pois ali não está chamando de Escrituras o Antigo Testamento, mas o Novo; </text:span><text:a xlink:type="simple" xlink:href="http://mysword.info/b?r=2Pe_3:16" text:style-name="Internet_20_link" text:visited-style-name="Visited_20_Internet_20_Link">2 Pe 3:16</text:a><text:span text:style-name="T2">; [93] </text:span><text:a xlink:type="simple" xlink:href="http://mysword.info/b?r=Psa_19:7" text:style-name="Internet_20_link" text:visited-style-name="Visited_20_Internet_20_Link">Sl. 19:7</text:a><text:span text:style-name="T2">; </text:span><text:a xlink:type="simple" xlink:href="http://mysword.info/b?r=Heb_4:12-13" text:style-name="Internet_20_link" text:visited-style-name="Visited_20_Internet_20_Link">Hb 4:12-13</text:a><text:span text:style-name="T2">; </text:span><text:a xlink:type="simple" xlink:href="http://mysword.info/b?r=Luk_24:45" text:style-name="Internet_20_link" text:visited-style-name="Visited_20_Internet_20_Link">Lc 24:45</text:a><text:span text:style-name="T2">; </text:span><text:a xlink:type="simple" xlink:href="http://mysword.info/b?r=1Co_2:10" text:style-name="Internet_20_link" text:visited-style-name="Visited_20_Internet_20_Link">1 Co 2:10</text:a><text:span text:style-name="T2">; </text:span><text:a xlink:type="simple" xlink:href="http://mysword.info/b?r=1Jo_2:20,27" text:style-name="Internet_20_link" text:visited-style-name="Visited_20_Internet_20_Link">1 Jo 2:20,27</text:a><text:span text:style-name="T2">; </text:span><text:a xlink:type="simple" xlink:href="http://mysword.info/b?r=Joh_6:45" text:style-name="Internet_20_link" text:visited-style-name="Visited_20_Internet_20_Link">Jo 6:45</text:a><text:span text:style-name="T2">; </text:span><text:a xlink:type="simple" xlink:href="http://mysword.info/b?r=1Co_2:12-14" text:style-name="Internet_20_link" text:visited-style-name="Visited_20_Internet_20_Link">1 Co 2:12-14</text:a><text:span text:style-name="T2">.</text:span></text:p>
          <text:p text:style-name="P5"><text:soft-page-break/><text:span text:style-name="T1"><text:line-break/><text:line-break/>Aprendo que, apesar de somente Deus ser imortal em Si mesmo e por Si mesmo [94], os anjos não estão sujeitos à morte [95], e que a morte do homem não afeta a vida de sua alma, seja ele ímpio ou renovado, mas que toda vida pertence a Deus, inclusive os mortos [96], e que os ímpios ressuscitarão tanto quanto os justos [97].<text:line-break/><text:line-break/></text:span><text:span text:style-name="T2">[94] </text:span><text:a xlink:type="simple" xlink:href="http://mysword.info/b?r=1Ti_6:16" text:style-name="Internet_20_link" text:visited-style-name="Visited_20_Internet_20_Link">1Tm 6:16</text:a><text:span text:style-name="T2">; [95] </text:span><text:a xlink:type="simple" xlink:href="http://mysword.info/b?r=Luk_20:36" text:style-name="Internet_20_link" text:visited-style-name="Visited_20_Internet_20_Link">Lc 20:36</text:a><text:span text:style-name="T2">; [96] </text:span><text:a xlink:type="simple" xlink:href="http://mysword.info/b?r=Luk_12:4-5" text:style-name="Internet_20_link" text:visited-style-name="Visited_20_Internet_20_Link">Lc 12:4-5</text:a><text:span text:style-name="T2">; </text:span><text:a xlink:type="simple" xlink:href="http://mysword.info/b?r=Mat_10:28" text:style-name="Internet_20_link" text:visited-style-name="Visited_20_Internet_20_Link">Mt 10:28</text:a><text:span text:style-name="T2">; </text:span><text:a xlink:type="simple" xlink:href="http://mysword.info/b?r=Luk_16:23" text:style-name="Internet_20_link" text:visited-style-name="Visited_20_Internet_20_Link">Lc 16:23</text:a><text:span text:style-name="T2">; </text:span><text:a xlink:type="simple" xlink:href="http://mysword.info/b?r=Luk_20:38" text:style-name="Internet_20_link" text:visited-style-name="Visited_20_Internet_20_Link">20:38</text:a><text:span text:style-name="T2">; [97] </text:span><text:a xlink:type="simple" xlink:href="http://mysword.info/b?r=Joh_5:28-29" text:style-name="Internet_20_link" text:visited-style-name="Visited_20_Internet_20_Link">Jo 5:28-29</text:a><text:span text:style-name="T2">; </text:span><text:a xlink:type="simple" xlink:href="http://mysword.info/b?r=Act_24:15" text:style-name="Internet_20_link" text:visited-style-name="Visited_20_Internet_20_Link">At 24:15</text:a><text:span text:style-name="T2">.</text:span></text:p>
          <text:p text:style-name="P4"><text:line-break/><text:line-break/>Aprendo que toda assembleia de Deus é ligada pelo exercício da disciplina, em conformidade com a Palavra, para se manter pura na doutrina e em um piedoso andar [98].</text:p>
          <text:p text:style-name="P5"><text:span text:style-name="T1"><text:line-break/><text:line-break/></text:span><text:span text:style-name="T2">[98] </text:span><text:a xlink:type="simple" xlink:href="http://mysword.info/b?r=Heb_12:15-17" text:style-name="Internet_20_link" text:visited-style-name="Visited_20_Internet_20_Link">Hb 12:15-17</text:a><text:span text:style-name="T2">; </text:span><text:a xlink:type="simple" xlink:href="http://mysword.info/b?r=1Ti_3:15" text:style-name="Internet_20_link" text:visited-style-name="Visited_20_Internet_20_Link">1Tm 3:15</text:a><text:span text:style-name="T2">; </text:span><text:a xlink:type="simple" xlink:href="http://mysword.info/b?r=Tit_3:10-11" text:style-name="Internet_20_link" text:visited-style-name="Visited_20_Internet_20_Link">Titus 3:10-11</text:a><text:span text:style-name="T2">; </text:span><text:a xlink:type="simple" xlink:href="http://mysword.info/b?r=1Co_5:7,13" text:style-name="Internet_20_link" text:visited-style-name="Visited_20_Internet_20_Link">1 Co 5:7,13</text:a><text:span text:style-name="T2">.</text:span></text:p>
          <text:p text:style-name="P4"><text:line-break/><text:line-break/>J. N. Darby</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3:43:30.226263588</meta:creation-date>
    <dc:date>2018-04-09T23:43:57.472099866</dc:date>
    <meta:editing-duration>PT27S</meta:editing-duration>
    <meta:editing-cycles>1</meta:editing-cycles>
    <meta:document-statistic meta:table-count="0" meta:image-count="0" meta:object-count="0" meta:page-count="6" meta:paragraph-count="50" meta:word-count="2756" meta:character-count="14933" meta:non-whitespace-character-count="12130"/>
    <meta:generator>LibreOffice/5.1.6.2$Linux_X86_64 LibreOffice_project/10m0$Build-2</meta:generator>
  </office:meta>
</office:document-meta>
</file>